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9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47" calcext:value-type="float">
            <text:p>2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CRC</text:p>
          </table:table-cell>
          <table:table-cell table:formula="of:=MOD(SUM([.D1:.P1]);256)" office:value-type="float" office:value="192" calcext:value-type="float">
            <text:p>192</text:p>
          </table:table-cell>
          <table:table-cell table:number-columns-repeated="17"/>
        </table:table-row>
        <table:table-row table:style-name="ro1">
          <table:table-cell/>
          <table:table-cell table:style-name="ce1" table:formula="of:=[.Q1]=[.B5]" office:value-type="boolean" office:boolean-value="true" calcext:value-type="boolean">
            <text:p>VERO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6:04:48.958440576</meta:creation-date>
    <dc:date>2020-01-05T16:08:08.291553423</dc:date>
    <meta:editing-duration>PT3M23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